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3"/>
    <style:style style:name="ce2" style:family="table-cell" style:parent-style-name="Default" style:data-style-name="N64"/>
    <style:style style:name="ce3" style:family="table-cell" style:parent-style-name="Default" style:data-style-name="N2"/>
    <style:style style:name="ce4" style:family="table-cell" style:parent-style-name="Default" style:data-style-name="N1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Operazione</text:p>
          </table:table-cell>
          <table:table-cell table:style-name="Default" office:value-type="string" calcext:value-type="string">
            <text:p>Inizio</text:p>
          </table:table-cell>
          <table:table-cell table:style-name="Default" office:value-type="string" calcext:value-type="string">
            <text:p>Fine</text:p>
          </table:table-cell>
          <table:table-cell table:style-name="Default" office:value-type="string" calcext:value-type="string">
            <text:p>Delta</text:p>
          </table:table-cell>
          <table:table-cell office:value-type="string" calcext:value-type="string">
            <text:p>Righe</text:p>
          </table:table-cell>
          <table:table-cell office:value-type="string" calcext:value-type="string">
            <text:p>Colonne</text:p>
          </table:table-cell>
          <table:table-cell table:style-name="Default" office:value-type="string" calcext:value-type="string">
            <text:p>Sec per Colonna</text:p>
          </table:table-cell>
          <table:table-cell table:style-name="Default" office:value-type="string" calcext:value-type="string">
            <text:p>Sec per Cella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time" office:time-value="PT09H39M16S" calcext:value-type="time">
            <text:p>09:39:16 AM</text:p>
          </table:table-cell>
          <table:table-cell office:value-type="time" office:time-value="PT09H39M21S" calcext:value-type="time">
            <text:p>09:39:21 AM</text:p>
          </table:table-cell>
          <table:table-cell table:formula="of:=[.C2]-[.B2]" office:value-type="time" office:time-value="PT00H00M05S" calcext:value-type="time">
            <text:p>00:00:05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formula="of:=([.D2]*86400)/[.F2]" office:value-type="float" office:value="0.454545454545455" calcext:value-type="float">
            <text:p>0.45</text:p>
          </table:table-cell>
          <table:table-cell table:style-name="ce4" table:formula="of:=[.G2]/[.E2]" office:value-type="float" office:value="0.00113636363636364" calcext:value-type="float">
            <text:p>0.0011</text:p>
          </table:table-cell>
        </table:table-row>
        <table:table-row table:style-name="ro1">
          <table:table-cell office:value-type="string" calcext:value-type="string">
            <text:p>Deviazione Standard</text:p>
          </table:table-cell>
          <table:table-cell office:value-type="time" office:time-value="PT09H40M27S" calcext:value-type="time">
            <text:p>09:40:27 AM</text:p>
          </table:table-cell>
          <table:table-cell office:value-type="time" office:time-value="PT09H46M02S" calcext:value-type="time">
            <text:p>09:46:02 AM</text:p>
          </table:table-cell>
          <table:table-cell table:formula="of:=[.C3]-[.B3]" office:value-type="time" office:time-value="PT00H05M35S" calcext:value-type="time">
            <text:p>00:05:35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formula="of:=([.D3]*86400)/[.F3]" office:value-type="float" office:value="30.4545454545455" calcext:value-type="float">
            <text:p>30.45</text:p>
          </table:table-cell>
          <table:table-cell table:formula="of:=[.G3]/[.E3]" office:value-type="float" office:value="0.0761363636363636" calcext:value-type="float">
            <text:p>0.08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time" office:time-value="PT10H08M32S" calcext:value-type="time">
            <text:p>10:08:32 AM</text:p>
          </table:table-cell>
          <table:table-cell office:value-type="time" office:time-value="PT10H09M47S" calcext:value-type="time">
            <text:p>10:09:47 AM</text:p>
          </table:table-cell>
          <table:table-cell table:formula="of:=[.C4]-[.B4]" office:value-type="time" office:time-value="PT00H01M15S" calcext:value-type="time">
            <text:p>00:01: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D4]*86400)/[.F4]" office:value-type="float" office:value="15" calcext:value-type="float">
            <text:p>15.00</text:p>
          </table:table-cell>
          <table:table-cell table:formula="of:=[.G4]/[.E4]" office:value-type="float" office:value="3" calcext:value-type="float">
            <text:p>3.00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time" office:time-value="PT10H13M35S" calcext:value-type="time">
            <text:p>10:13:35 AM</text:p>
          </table:table-cell>
          <table:table-cell office:value-type="time" office:time-value="PT10H16M02S" calcext:value-type="time">
            <text:p>10:16:02 AM</text:p>
          </table:table-cell>
          <table:table-cell table:formula="of:=[.C5]-[.B5]" office:value-type="time" office:time-value="PT00H02M27S" calcext:value-type="time">
            <text:p>00:02:27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formula="of:=([.D5]*86400)/[.F5]" office:value-type="float" office:value="13.3636363636364" calcext:value-type="float">
            <text:p>13.36</text:p>
          </table:table-cell>
          <table:table-cell table:formula="of:=[.G5]/[.E5]" office:value-type="float" office:value="0.0334090909090909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1:49:52.352145892</meta:creation-date>
    <dc:date>2025-07-30T12:21:57.611482729</dc:date>
    <meta:editing-duration>PT1M33S</meta:editing-duration>
    <meta:editing-cycles>2</meta:editing-cycles>
    <meta:generator>LibreOffice/24.2.7.2$Linux_X86_64 LibreOffice_project/420$Build-2</meta:generator>
    <meta:document-statistic meta:table-count="1" meta:cell-count="40" meta:object-count="0"/>
  </office:meta>
</office:document-meta>
</file>